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FA000000DC8A8D80F92D888B63.png" manifest:media-type="image/png"/>
  <manifest:file-entry manifest:full-path="Pictures/10000201000000FA000000DCD578F2B01EEA774B.png" manifest:media-type="image/png"/>
  <manifest:file-entry manifest:full-path="Pictures/1000000000000960000009607410B4BA60B084A0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18.172cm" fo:min-width="17.286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23cm, 2.841cm, 1.823cm, 0cm)" draw:image-opacity="100%" style:mirror="none"/>
    </style:style>
    <style:style style:name="gr4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18.761cm" fo:min-width="18.511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17cm, 2.742cm, 1.871cm, 0cm)" draw:image-opacity="100%" style:mirror="none"/>
    </style:style>
    <style:style style:name="gr6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17.721cm" fo:min-width="17.28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 draw:opacity="50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8.999cm" svg:x="1.231cm" svg:y="2.798cm">
          <draw:image xlink:href="Pictures/1000000000000960000009607410B4BA60B084A0.jpg" xlink:type="simple" xlink:show="embed" xlink:actuate="onLoad">
            <text:p/>
          </draw:image>
        </draw:frame>
      </draw:page>
      <draw:page draw:name="page2" draw:style-name="dp1" draw:master-page-name="Default">
        <draw:g>
          <draw:frame draw:style-name="gr1" draw:text-style-name="P1" draw:layer="layout" svg:width="18.999cm" svg:height="18.999cm" svg:x="3.193cm" svg:y="0.458cm">
            <draw:image xlink:href="Pictures/1000000000000960000009607410B4BA60B084A0.jpg" xlink:type="simple" xlink:show="embed" xlink:actuate="onLoad">
              <text:p/>
            </draw:image>
          </draw:frame>
          <draw:custom-shape draw:style-name="gr2" draw:text-style-name="P2" draw:layer="layout" svg:width="17.786cm" svg:height="18.422cm" svg:x="3.859cm" svg:y="1.478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" draw:layer="layout" svg:width="3.379cm" svg:height="2.382cm" svg:x="13.844cm" svg:y="5.94cm">
            <draw:image xlink:href="Pictures/10000201000000FA000000DCD578F2B01EEA774B.png" xlink:type="simple" xlink:show="embed" xlink:actuate="onLoad">
              <text:p/>
            </draw:image>
          </draw:frame>
        </draw:g>
      </draw:page>
      <draw:page draw:name="page3" draw:style-name="dp1" draw:master-page-name="Default">
        <draw:frame draw:style-name="gr1" draw:text-style-name="P1" draw:layer="layout" svg:width="18.999cm" svg:height="18.999cm" svg:x="1.825cm" svg:y="2.94cm">
          <draw:image xlink:href="Pictures/1000000000000960000009607410B4BA60B084A0.jpg" xlink:type="simple" xlink:show="embed" xlink:actuate="onLoad">
            <text:p/>
          </draw:image>
        </draw:frame>
        <draw:custom-shape draw:style-name="gr4" draw:text-style-name="P2" draw:layer="layout" svg:width="19.011cm" svg:height="19.011cm" svg:x="1.813cm" svg:y="2.9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3.536cm" svg:height="2.253cm" svg:x="12.387cm" svg:y="8.231cm">
          <draw:image xlink:href="Pictures/10000201000000FA000000DC8A8D80F92D888B63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18.999cm" svg:height="18.999cm" svg:x="0.173cm" svg:y="1.823cm">
          <draw:image xlink:href="Pictures/1000000000000960000009607410B4BA60B084A0.jpg" xlink:type="simple" xlink:show="embed" xlink:actuate="onLoad">
            <text:p/>
          </draw:image>
        </draw:frame>
        <draw:g>
          <draw:frame draw:style-name="gr1" draw:text-style-name="P1" draw:layer="layout" svg:width="18.999cm" svg:height="18.999cm" svg:x="22.361cm" svg:y="1.823cm">
            <draw:image xlink:href="Pictures/1000000000000960000009607410B4BA60B084A0.jpg" xlink:type="simple" xlink:show="embed" xlink:actuate="onLoad">
              <text:p/>
            </draw:image>
          </draw:frame>
          <draw:custom-shape draw:style-name="gr6" draw:text-style-name="P2" draw:layer="layout" svg:width="17.786cm" svg:height="17.971cm" svg:x="23.027cm" svg:y="2.84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" draw:layer="layout" svg:width="3.379cm" svg:height="2.382cm" svg:x="33.012cm" svg:y="7.305cm">
            <draw:image xlink:href="Pictures/10000201000000FA000000DCD578F2B01EEA774B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4.2$Linux_X86_64 LibreOffice_project/2b9802c1994aa0b7dc6079e128979269cf95bc78</meta:generator>
    <dc:date>2016-05-10T12:47:21.017554144</dc:date>
    <dc:creator>Eduardo Grosclaude</dc:creator>
    <meta:editing-duration>PT7M50S</meta:editing-duration>
    <meta:editing-cycles>2</meta:editing-cycles>
    <meta:document-statistic meta:object-count="13"/>
  </office:meta>
</office:document-meta>
</file>